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SS 3 = Cascading Style Sheets = Feuilles de Style en Cascade, Mise en forme, apparence</text:p>
      <text:p text:style-name="Standard"/>
      <text:p text:style-name="Standard">Propriétés pour le CSS</text:p>
      <text:p text:style-name="P1"/>
      <text:p text:style-name="Standard">Align-content = propriété CSS</text:p>
      <text:p text:style-name="Standard"/>
      <text:p text:style-name="Standard">Align-items</text:p>
      <text:p text:style-name="Standard"/>
      <text:p text:style-name="Standard">Align-self</text:p>
      <text:p text:style-name="Standard"/>
      <text:p text:style-name="P1">Ancêtre et descendant</text:p>
      <text:p text:style-name="Standard">Les enfants héritent des caractères de leur parent.</text:p>
      <text:p text:style-name="Standard">&lt;ul&gt; ou &lt;ol&gt; = parent de &lt;li&gt; (listes HTML)</text:p>
      <text:p text:style-name="Standard">Descendant direct</text:p>
      <text:p text:style-name="Standard">"mybox <text:s/>b1"</text:p>
      <text:p text:style-name="Standard">"mybox <text:s/>b2"</text:p>
      <text:p text:style-name="Standard">"mybox <text:s/>b3"</text:p>
      <text:p text:style-name="Standard">"mybox" est le parent de "b1", "b2" et "b3".</text:p>
      <text:p text:style-name="Standard">"b1", "b2" et "b3" sont les 3 enfants de "mybox".</text:p>
      <text:p text:style-name="P1"/>
      <text:p text:style-name="Standard"><text:span text:style-name="T1">Background </text:span>(blanc par défaut)</text:p>
      <text:p text:style-name="Standard">Background-color : gray ;</text:p>
      <text:p text:style-name="Standard">Background-image</text:p>
      <text:p text:style-name="Standard">Background-position</text:p>
      <text:p text:style-name="Standard">Background-repeat</text:p>
      <text:p text:style-name="Standard">Background-size = taille de l'image</text:p>
      <text:p text:style-name="Standard"/>
      <text:p text:style-name="Standard">Baseline = ligne de base</text:p>
      <text:p text:style-name="P1"/>
      <text:p text:style-name="Standard"><text:span text:style-name="T1">Border</text:span> = pour les bordures, l'encadrement des quatre côtés</text:p>
      <text:p text:style-name="Standard">Border-right-color : blue ; </text:p>
      <text:p text:style-name="Standard">Border-style : double ; solid ; </text:p>
      <text:p text:style-name="Standard">Border-style : none ; (pas de bordure)</text:p>
      <text:p text:style-name="Standard">Border-radius : 100 px; (pour un rond)</text:p>
      <text:p text:style-name="Standard"/>
      <text:p text:style-name="Standard"><text:span text:style-name="T1">Box </text:span>= modèle de boîte</text:p>
      <text:p text:style-name="Standard">Box-shadow = pour ajouter des ombres à la boîte d'un élément.</text:p>
      <text:p text:style-name="Standard">Box-shadow : none ; </text:p>
      <text:p text:style-name="Standard"/>
      <text:p text:style-name="Standard"><text:span text:style-name="T1">Box-sizing</text:span> = propriété CSS</text:p>
      <text:p text:style-name="Standard">Box-sizing = border-box ; </text:p>
      <text:p text:style-name="Standard">Box-sizing = content-box ;</text:p>
      <text:p text:style-name="Standard"/>
      <text:p text:style-name="Standard"><text:span text:style-name="T1">Class =</text:span> plusieurs mises en page possibles sur plusieurs éléments à la fois.</text:p>
      <text:p text:style-name="Standard">.class</text:p>
      <text:p text:style-name="Standard"/>
      <text:p text:style-name="Standard"><text:span text:style-name="T1">Clear</text:span> = propriété</text:p>
      <text:p text:style-name="Standard">Clear : both ; (pour revenir au comportement normal)</text:p>
      <text:p text:style-name="Standard">Clear : none ; (pas déplacé vers le bas)</text:p>
      <text:p text:style-name="Standard"/>
      <text:p text:style-name="P1">Commentaires</text:p>
      <text:p text:style-name="Standard">/*main*/ ou /*footer*/ pour se repérer dans le CSS</text:p>
      <text:p text:style-name="P1"><text:soft-page-break/></text:p>
      <text:p text:style-name="P1">Couleurs</text:p>
      <text:p text:style-name="Standard">RGB = Red, Green, Blue = Rouge, Vert, Bleu</text:p>
      <text:p text:style-name="Standard">P {color : red ; } pour le texte.</text:p>
      <text:p text:style-name="Standard"/>
      <text:p text:style-name="Standard"><text:span text:style-name="T1">Display </text:span>= affichage en anglais</text:p>
      <text:p text:style-name="Standard">Display : block ; (affichage en blocs)</text:p>
      <text:p text:style-name="Standard">Display : flex ; (éléments flexibles)</text:p>
      <text:p text:style-name="Standard">Display : inline-block ; (blocs en ligne)</text:p>
      <text:p text:style-name="Standard">Display : none ; (élément caché et perd sa place dans le flux ainsi que ses enfants)</text:p>
      <text:p text:style-name="Standard"/>
      <text:p text:style-name="P1">Flex</text:p>
      <text:p text:style-name="P1"/>
      <text:p text:style-name="P1">Flex-wrap</text:p>
      <text:p text:style-name="Standard"/>
      <text:p text:style-name="Standard"><text:span text:style-name="T1">Float</text:span> = propriété CSS (flotter)</text:p>
      <text:p text:style-name="Standard">Float : left ; </text:p>
      <text:p text:style-name="Standard"/>
      <text:p text:style-name="Standard"><text:span text:style-name="T1">Font = </text:span>police</text:p>
      <text:p text:style-name="Standard">Font-family = police de caractères</text:p>
      <text:p text:style-name="Standard">Font-size : 24 px ; (taille du texte)</text:p>
      <text:p text:style-name="Standard">Font-style :</text:p>
      <text:p text:style-name="Standard"/>
      <text:p text:style-name="P1">Height</text:p>
      <text:p text:style-name="Standard">Height = hauteur de la boîte du contenu d'un élément.</text:p>
      <text:p text:style-name="Standard">Height : auto ; (navigateur qui décide)</text:p>
      <text:p text:style-name="Standard">Height : 200 px ;</text:p>
      <text:p text:style-name="Standard"/>
      <text:p text:style-name="Standard"><text:span text:style-name="T1">Hover</text:span> = Flotter, osciller, voltiger en anglais</text:p>
      <text:p text:style-name="Standard"/>
      <text:p text:style-name="Standard"><text:span text:style-name="T1">Justify-content</text:span> = propriété CSS</text:p>
      <text:p text:style-name="Standard">Justify-content : center ;</text:p>
      <text:p text:style-name="Standard">Justify-content : space-around ; (espace équitable)</text:p>
      <text:p text:style-name="Standard">Justify-content : space-between ;</text:p>
      <text:p text:style-name="Standard">Justify-content : space-evenly ;</text:p>
      <text:p text:style-name="Standard">Justify-content : start ; </text:p>
      <text:p text:style-name="P1"/>
      <text:p text:style-name="Standard"><text:span text:style-name="T1">Letter-spacing = </text:span>espacement entre les lettres</text:p>
      <text:p text:style-name="Standard">Letter-spacing : 0 px; (par défaut)</text:p>
      <text:p text:style-name="Standard"/>
      <text:p text:style-name="P1">Margin</text:p>
      <text:p text:style-name="Standard">Margin-left : 50px ;<text:span text:style-name="T1"> </text:span></text:p>
      <text:p text:style-name="P1"/>
      <text:p text:style-name="Standard"><text:span text:style-name="T1">Media Queries </text:span>= Requêtes média</text:p>
      <text:p text:style-name="Standard"/>
      <text:p text:style-name="Standard"><text:span text:style-name="T1">Overflow</text:span> = débordement en anglais</text:p>
      <text:p text:style-name="Standard"/>
      <text:p text:style-name="Standard"><text:span text:style-name="T1">Padding </text:span>= zone de remplissage, espace entre le contenu de l'élément et sa bordure.</text:p>
      <text:p text:style-name="Standard">Padding : 0 ; = pas de padding</text:p>
      <text:p text:style-name="P1"/>
      <text:p text:style-name="P1">Position</text:p>
      <text:list xml:id="list992305150396682738" text:style-name="L1">
        <text:list-item>
          <text:p text:style-name="P3">Position : absolute ; </text:p>
        </text:list-item>
        <text:list-item>
          <text:p text:style-name="P3"><text:soft-page-break/>Position fixed</text:p>
        </text:list-item>
        <text:list-item>
          <text:p text:style-name="P3">Position relative</text:p>
        </text:list-item>
        <text:list-item>
          <text:p text:style-name="P3">Position : static ; (par défaut)</text:p>
        </text:list-item>
        <text:list-item>
          <text:p text:style-name="P3">Position : sticky ; </text:p>
        </text:list-item>
      </text:list>
      <text:p text:style-name="Standard"/>
      <text:p text:style-name="P1">Styles</text:p>
      <text:list xml:id="list306891326149656342" text:style-name="L2">
        <text:list-item>
          <text:p text:style-name="P4">Style inline = directement dans le &lt;body&gt;</text:p>
        </text:list-item>
      </text:list>
      <text:p text:style-name="P2">Le CSS inline l'emporte sur les CSS externe et interne.</text:p>
      <text:list xml:id="list34262436" text:continue-numbering="true" text:style-name="L2">
        <text:list-item>
          <text:p text:style-name="P4">Style interne</text:p>
        </text:list-item>
        <text:list-item>
          <text:p text:style-name="P4">Style externe = le CSS externe l'emporte sur le CSS interne.</text:p>
        </text:list-item>
      </text:list>
      <text:p text:style-name="Standard"/>
      <text:p text:style-name="P1">Text-align = Alignement du texte</text:p>
      <text:p text:style-name="Standard">Text-align : left ; (par défaut, Lorem_____)</text:p>
      <text:p text:style-name="Standard">Text-align : right ; (droite, ____Lorem)</text:p>
      <text:p text:style-name="Standard">Text-align : center ; (texte centré, ____Lorem____)</text:p>
      <text:p text:style-name="Standard">Text-align : justify ; (occupe tout l'espace du padding vs left, <text:span text:style-name="T2">Lorem</text:span>)</text:p>
      <text:p text:style-name="Standard"/>
      <text:p text:style-name="Standard">Text-decoration = <text:span text:style-name="T1">Décoration</text:span> du texte</text:p>
      <text:p text:style-name="Standard">Text-decoration : none ; (aucune décoration)</text:p>
      <text:p text:style-name="Standard"/>
      <text:p text:style-name="Standard">Text-shadow = <text:span text:style-name="T1">Ombrage</text:span> du texte</text:p>
      <text:p text:style-name="Standard"/>
      <text:p text:style-name="Standard">Text-transform = <text:span text:style-name="T1">Transformation</text:span> du texte</text:p>
      <text:p text:style-name="Standard"/>
      <text:p text:style-name="Standard"><text:span text:style-name="T1">Width</text:span> = propriété CSS</text:p>
      <text:p text:style-name="Standard">Width : 25 % ; (un quart de l'espace)</text:p>
      <text:p text:style-name="Standard"/>
      <text:p text:style-name="Standard"/>
      <text:p text:style-name="Standard">Z-index = propriété CSS pour définir le z-order d'un élément.</text:p>
      <text:p text:style-name="Standard">Z-index : auto ; (par défau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7M11S</meta:editing-duration>
    <meta:editing-cycles>68</meta:editing-cycles>
    <meta:generator>OpenOffice/4.1.8$Win32 OpenOffice.org_project/418m3$Build-9803</meta:generator>
    <dc:date>2021-02-03T14:05:14.01</dc:date>
    <dc:creator>C R</dc:creator>
    <meta:document-statistic meta:table-count="0" meta:image-count="0" meta:object-count="0" meta:page-count="3" meta:paragraph-count="98" meta:word-count="544" meta:character-count="3151"/>
    <meta:user-defined meta:name="Info 1"/>
    <meta:user-defined meta:name="Info 2"/>
    <meta:user-defined meta:name="Info 3"/>
    <meta:user-defined meta:name="Info 4"/>
  </office:meta>
</office:document-meta>
</file>